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Xeon CPU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sort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36">
            <text:p>0.002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52">
            <text:p>0.002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161">
            <text:p>0.0031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68">
            <text:p>0.003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319">
            <text:p>0.004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402">
            <text:p>0.0064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976">
            <text:p>0.00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39">
            <text:p>0.0097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961">
            <text:p>0.0079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927">
            <text:p>0.0159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233">
            <text:p>0.014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278">
            <text:p>0.024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6699">
            <text:p>0.046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91409">
            <text:p>0.091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182397">
            <text:p>0.1823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 table:number-columns-repeated="2" office:value-type="float" office:value="0">
            <text:p>0</text:p>
          </table:table-cell>
          <table:table-cell office:value-type="float" office:value="0.365283">
            <text:p>0.3652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108864">
            <text:p>67108864</text:p>
          </table:table-cell>
          <table:table-cell table:number-columns-repeated="2" office:value-type="float" office:value="0">
            <text:p>0</text:p>
          </table:table-cell>
          <table:table-cell office:value-type="float" office:value="0.750296">
            <text:p>0.750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217728">
            <text:p>134217728</text:p>
          </table:table-cell>
          <table:table-cell table:number-columns-repeated="2" office:value-type="float" office:value="0">
            <text:p>0</text:p>
          </table:table-cell>
          <table:table-cell office:value-type="float" office:value="1.569722">
            <text:p>1.569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435456">
            <text:p>268435456</text:p>
          </table:table-cell>
          <table:table-cell table:number-columns-repeated="2" office:value-type="float" office:value="0">
            <text:p>0</text:p>
          </table:table-cell>
          <table:table-cell office:value-type="float" office:value="3.218316">
            <text:p>3.218316</text:p>
          </table:table-cell>
          <table:table-cell office:value-type="float" office:value="0">
            <text:p>0</text:p>
          </table:table-cell>
        </table:table-row>
      </table:table>
      <table:table table:name="Xeon Phi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sort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079">
            <text:p>0.011079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197">
            <text:p>0.014197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022">
            <text:p>0.013022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475">
            <text:p>0.014475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19851">
            <text:p>0.019851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02322">
            <text:p>0.02322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034393">
            <text:p>0.0343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046936">
            <text:p>0.046936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220716">
            <text:p>0.220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11957">
            <text:p>0.11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757528">
            <text:p>0.757528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771536">
            <text:p>0.771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880722">
            <text:p>0.880722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832644">
            <text:p>0.832644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0.901454">
            <text:p>0.901454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1.22749">
            <text:p>1.22749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67108864">
            <text:p>67108864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1.743895">
            <text:p>1.743895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134217728">
            <text:p>134217728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2.648058">
            <text:p>2.648058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268435456">
            <text:p>268435456</text:p>
          </table:table-cell>
          <table:table-cell table:number-columns-repeated="2" office:value-type="float" office:value="0.000001">
            <text:p>0.000001</text:p>
          </table:table-cell>
          <table:table-cell office:value-type="float" office:value="4.643546">
            <text:p>4.643546</text:p>
          </table:table-cell>
          <table:table-cell office:value-type="float" office:value="0.000001">
            <text:p>0.000001</text:p>
          </table:table-cell>
        </table:table-row>
      </table:table>
      <table:table table:name="GPU SOA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sort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48697">
            <text:p>0.048697</text:p>
          </table:table-cell>
          <table:table-cell office:value-type="float" office:value="0.128832">
            <text:p>0.128832</text:p>
          </table:table-cell>
          <table:table-cell office:value-type="float" office:value="0.000495">
            <text:p>0.000495</text:p>
          </table:table-cell>
          <table:table-cell office:value-type="float" office:value="0.000029">
            <text:p>0.00002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24163">
            <text:p>0.024163</text:p>
          </table:table-cell>
          <table:table-cell office:value-type="float" office:value="0.117155">
            <text:p>0.117155</text:p>
          </table:table-cell>
          <table:table-cell office:value-type="float" office:value="0.000647">
            <text:p>0.000647</text:p>
          </table:table-cell>
          <table:table-cell office:value-type="float" office:value="0.000031">
            <text:p>0.00003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24746">
            <text:p>0.024746</text:p>
          </table:table-cell>
          <table:table-cell office:value-type="float" office:value="0.113892">
            <text:p>0.113892</text:p>
          </table:table-cell>
          <table:table-cell office:value-type="float" office:value="0.000648">
            <text:p>0.000648</text:p>
          </table:table-cell>
          <table:table-cell office:value-type="float" office:value="0.000037">
            <text:p>0.00003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21821">
            <text:p>0.021821</text:p>
          </table:table-cell>
          <table:table-cell office:value-type="float" office:value="0.111711">
            <text:p>0.111711</text:p>
          </table:table-cell>
          <table:table-cell office:value-type="float" office:value="0.000662">
            <text:p>0.000662</text:p>
          </table:table-cell>
          <table:table-cell office:value-type="float" office:value="0.000048">
            <text:p>0.00004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22088">
            <text:p>0.022088</text:p>
          </table:table-cell>
          <table:table-cell office:value-type="float" office:value="0.115043">
            <text:p>0.115043</text:p>
          </table:table-cell>
          <table:table-cell office:value-type="float" office:value="0.000668">
            <text:p>0.000668</text:p>
          </table:table-cell>
          <table:table-cell office:value-type="float" office:value="0.000065">
            <text:p>0.00006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22513">
            <text:p>0.022513</text:p>
          </table:table-cell>
          <table:table-cell office:value-type="float" office:value="0.114136">
            <text:p>0.114136</text:p>
          </table:table-cell>
          <table:table-cell office:value-type="float" office:value="0.000692">
            <text:p>0.000692</text:p>
          </table:table-cell>
          <table:table-cell office:value-type="float" office:value="0.000117">
            <text:p>0.00011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22604">
            <text:p>0.022604</text:p>
          </table:table-cell>
          <table:table-cell office:value-type="float" office:value="0.114765">
            <text:p>0.114765</text:p>
          </table:table-cell>
          <table:table-cell office:value-type="float" office:value="0.000802">
            <text:p>0.000802</text:p>
          </table:table-cell>
          <table:table-cell office:value-type="float" office:value="0.00021">
            <text:p>0.0002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2219">
            <text:p>0.02219</text:p>
          </table:table-cell>
          <table:table-cell office:value-type="float" office:value="0.1133">
            <text:p>0.1133</text:p>
          </table:table-cell>
          <table:table-cell office:value-type="float" office:value="0.001142">
            <text:p>0.001142</text:p>
          </table:table-cell>
          <table:table-cell office:value-type="float" office:value="0.000391">
            <text:p>0.00039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2781">
            <text:p>0.022781</text:p>
          </table:table-cell>
          <table:table-cell office:value-type="float" office:value="0.112559">
            <text:p>0.112559</text:p>
          </table:table-cell>
          <table:table-cell office:value-type="float" office:value="0.001618">
            <text:p>0.001618</text:p>
          </table:table-cell>
          <table:table-cell office:value-type="float" office:value="0.000757">
            <text:p>0.00075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7091">
            <text:p>0.027091</text:p>
          </table:table-cell>
          <table:table-cell office:value-type="float" office:value="0.11653">
            <text:p>0.11653</text:p>
          </table:table-cell>
          <table:table-cell office:value-type="float" office:value="0.002101">
            <text:p>0.002101</text:p>
          </table:table-cell>
          <table:table-cell office:value-type="float" office:value="0.001175">
            <text:p>0.00117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938">
            <text:p>0.022938</text:p>
          </table:table-cell>
          <table:table-cell office:value-type="float" office:value="0.1166">
            <text:p>0.1166</text:p>
          </table:table-cell>
          <table:table-cell office:value-type="float" office:value="0.003021">
            <text:p>0.003021</text:p>
          </table:table-cell>
          <table:table-cell office:value-type="float" office:value="0.001995">
            <text:p>0.001995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23058">
            <text:p>0.023058</text:p>
          </table:table-cell>
          <table:table-cell office:value-type="float" office:value="0.115649">
            <text:p>0.115649</text:p>
          </table:table-cell>
          <table:table-cell office:value-type="float" office:value="0.004861">
            <text:p>0.004861</text:p>
          </table:table-cell>
          <table:table-cell office:value-type="float" office:value="0.003565">
            <text:p>0.003565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2237">
            <text:p>0.02237</text:p>
          </table:table-cell>
          <table:table-cell office:value-type="float" office:value="0.120229">
            <text:p>0.120229</text:p>
          </table:table-cell>
          <table:table-cell office:value-type="float" office:value="0.008535">
            <text:p>0.008535</text:p>
          </table:table-cell>
          <table:table-cell office:value-type="float" office:value="0.006281">
            <text:p>0.00628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023162">
            <text:p>0.023162</text:p>
          </table:table-cell>
          <table:table-cell office:value-type="float" office:value="0.122208">
            <text:p>0.122208</text:p>
          </table:table-cell>
          <table:table-cell office:value-type="float" office:value="0.015907">
            <text:p>0.015907</text:p>
          </table:table-cell>
          <table:table-cell office:value-type="float" office:value="0.011501">
            <text:p>0.011501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024729">
            <text:p>0.024729</text:p>
          </table:table-cell>
          <table:table-cell office:value-type="float" office:value="0.137342">
            <text:p>0.137342</text:p>
          </table:table-cell>
          <table:table-cell office:value-type="float" office:value="0.03038">
            <text:p>0.03038</text:p>
          </table:table-cell>
          <table:table-cell office:value-type="float" office:value="0.021919">
            <text:p>0.021919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 office:value-type="float" office:value="0.02288">
            <text:p>0.02288</text:p>
          </table:table-cell>
          <table:table-cell office:value-type="float" office:value="0.159353">
            <text:p>0.159353</text:p>
          </table:table-cell>
          <table:table-cell office:value-type="float" office:value="0.059705">
            <text:p>0.059705</text:p>
          </table:table-cell>
          <table:table-cell office:value-type="float" office:value="0.042808">
            <text:p>0.042808</text:p>
          </table:table-cell>
        </table:table-row>
        <table:table-row table:style-name="ro1">
          <table:table-cell office:value-type="float" office:value="67108864">
            <text:p>67108864</text:p>
          </table:table-cell>
          <table:table-cell office:value-type="float" office:value="0.024144">
            <text:p>0.024144</text:p>
          </table:table-cell>
          <table:table-cell office:value-type="float" office:value="0.202732">
            <text:p>0.202732</text:p>
          </table:table-cell>
          <table:table-cell office:value-type="float" office:value="0.120765">
            <text:p>0.120765</text:p>
          </table:table-cell>
          <table:table-cell office:value-type="float" office:value="0.084559">
            <text:p>0.084559</text:p>
          </table:table-cell>
        </table:table-row>
        <table:table-row table:style-name="ro1">
          <table:table-cell office:value-type="float" office:value="134217728">
            <text:p>134217728</text:p>
          </table:table-cell>
          <table:table-cell office:value-type="float" office:value="0.0254">
            <text:p>0.0254</text:p>
          </table:table-cell>
          <table:table-cell office:value-type="float" office:value="0.298606">
            <text:p>0.298606</text:p>
          </table:table-cell>
          <table:table-cell office:value-type="float" office:value="0.23805">
            <text:p>0.23805</text:p>
          </table:table-cell>
          <table:table-cell office:value-type="float" office:value="0.167974">
            <text:p>0.167974</text:p>
          </table:table-cell>
        </table:table-row>
        <table:table-row table:style-name="ro1">
          <table:table-cell office:value-type="float" office:value="268435456">
            <text:p>268435456</text:p>
          </table:table-cell>
          <table:table-cell office:value-type="float" office:value="0.026809">
            <text:p>0.026809</text:p>
          </table:table-cell>
          <table:table-cell office:value-type="float" office:value="0.475978">
            <text:p>0.475978</text:p>
          </table:table-cell>
          <table:table-cell office:value-type="float" office:value="0.473834">
            <text:p>0.473834</text:p>
          </table:table-cell>
          <table:table-cell office:value-type="float" office:value="0.334979">
            <text:p>0.334979</text:p>
          </table:table-cell>
        </table:table-row>
      </table:table>
      <table:table table:name="GPU AOS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sort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189594">
            <text:p>0.189594</text:p>
          </table:table-cell>
          <table:table-cell office:value-type="float" office:value="0.221456">
            <text:p>0.221456</text:p>
          </table:table-cell>
          <table:table-cell office:value-type="float" office:value="0.001462">
            <text:p>0.001462</text:p>
          </table:table-cell>
          <table:table-cell office:value-type="float" office:value="0.000026">
            <text:p>0.00002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186038">
            <text:p>0.186038</text:p>
          </table:table-cell>
          <table:table-cell office:value-type="float" office:value="0.212571">
            <text:p>0.212571</text:p>
          </table:table-cell>
          <table:table-cell office:value-type="float" office:value="0.000828">
            <text:p>0.000828</text:p>
          </table:table-cell>
          <table:table-cell office:value-type="float" office:value="0.000028">
            <text:p>0.00002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182067">
            <text:p>0.182067</text:p>
          </table:table-cell>
          <table:table-cell office:value-type="float" office:value="0.21148">
            <text:p>0.21148</text:p>
          </table:table-cell>
          <table:table-cell office:value-type="float" office:value="0.000955">
            <text:p>0.000955</text:p>
          </table:table-cell>
          <table:table-cell office:value-type="float" office:value="0.000036">
            <text:p>0.00003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179379">
            <text:p>0.179379</text:p>
          </table:table-cell>
          <table:table-cell office:value-type="float" office:value="0.218854">
            <text:p>0.218854</text:p>
          </table:table-cell>
          <table:table-cell office:value-type="float" office:value="0.001131">
            <text:p>0.001131</text:p>
          </table:table-cell>
          <table:table-cell office:value-type="float" office:value="0.00006">
            <text:p>0.0000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187282">
            <text:p>0.187282</text:p>
          </table:table-cell>
          <table:table-cell office:value-type="float" office:value="0.252141">
            <text:p>0.252141</text:p>
          </table:table-cell>
          <table:table-cell office:value-type="float" office:value="0.001061">
            <text:p>0.001061</text:p>
          </table:table-cell>
          <table:table-cell office:value-type="float" office:value="0.000088">
            <text:p>0.00008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184935">
            <text:p>0.184935</text:p>
          </table:table-cell>
          <table:table-cell office:value-type="float" office:value="0.234114">
            <text:p>0.234114</text:p>
          </table:table-cell>
          <table:table-cell office:value-type="float" office:value="0.001531">
            <text:p>0.001531</text:p>
          </table:table-cell>
          <table:table-cell office:value-type="float" office:value="0.000156">
            <text:p>0.00015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18224">
            <text:p>0.18224</text:p>
          </table:table-cell>
          <table:table-cell office:value-type="float" office:value="0.21137">
            <text:p>0.21137</text:p>
          </table:table-cell>
          <table:table-cell office:value-type="float" office:value="0.00254">
            <text:p>0.00254</text:p>
          </table:table-cell>
          <table:table-cell office:value-type="float" office:value="0.000311">
            <text:p>0.00031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189513">
            <text:p>0.189513</text:p>
          </table:table-cell>
          <table:table-cell office:value-type="float" office:value="0.215208">
            <text:p>0.215208</text:p>
          </table:table-cell>
          <table:table-cell office:value-type="float" office:value="0.003302">
            <text:p>0.003302</text:p>
          </table:table-cell>
          <table:table-cell office:value-type="float" office:value="0.000597">
            <text:p>0.00059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81114">
            <text:p>0.181114</text:p>
          </table:table-cell>
          <table:table-cell office:value-type="float" office:value="0.236496">
            <text:p>0.236496</text:p>
          </table:table-cell>
          <table:table-cell office:value-type="float" office:value="0.00391">
            <text:p>0.00391</text:p>
          </table:table-cell>
          <table:table-cell office:value-type="float" office:value="0.000922">
            <text:p>0.00092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79268">
            <text:p>0.179268</text:p>
          </table:table-cell>
          <table:table-cell office:value-type="float" office:value="0.229414">
            <text:p>0.229414</text:p>
          </table:table-cell>
          <table:table-cell office:value-type="float" office:value="0.006424">
            <text:p>0.006424</text:p>
          </table:table-cell>
          <table:table-cell office:value-type="float" office:value="0.001566">
            <text:p>0.00156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189746">
            <text:p>0.189746</text:p>
          </table:table-cell>
          <table:table-cell office:value-type="float" office:value="0.223254">
            <text:p>0.223254</text:p>
          </table:table-cell>
          <table:table-cell office:value-type="float" office:value="0.011786">
            <text:p>0.011786</text:p>
          </table:table-cell>
          <table:table-cell office:value-type="float" office:value="0.002746">
            <text:p>0.00274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1597">
            <text:p>0.191597</text:p>
          </table:table-cell>
          <table:table-cell office:value-type="float" office:value="0.224755">
            <text:p>0.224755</text:p>
          </table:table-cell>
          <table:table-cell office:value-type="float" office:value="0.022491">
            <text:p>0.022491</text:p>
          </table:table-cell>
          <table:table-cell office:value-type="float" office:value="0.005277">
            <text:p>0.005277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80275">
            <text:p>0.180275</text:p>
          </table:table-cell>
          <table:table-cell office:value-type="float" office:value="0.251091">
            <text:p>0.251091</text:p>
          </table:table-cell>
          <table:table-cell office:value-type="float" office:value="0.045817">
            <text:p>0.045817</text:p>
          </table:table-cell>
          <table:table-cell office:value-type="float" office:value="0.009268">
            <text:p>0.009268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82972">
            <text:p>0.182972</text:p>
          </table:table-cell>
          <table:table-cell office:value-type="float" office:value="0.225822">
            <text:p>0.225822</text:p>
          </table:table-cell>
          <table:table-cell office:value-type="float" office:value="0.092819">
            <text:p>0.092819</text:p>
          </table:table-cell>
          <table:table-cell office:value-type="float" office:value="0.018209">
            <text:p>0.018209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182696">
            <text:p>0.182696</text:p>
          </table:table-cell>
          <table:table-cell office:value-type="float" office:value="0.276346">
            <text:p>0.276346</text:p>
          </table:table-cell>
          <table:table-cell office:value-type="float" office:value="0.197861">
            <text:p>0.197861</text:p>
          </table:table-cell>
          <table:table-cell office:value-type="float" office:value="0.034465">
            <text:p>0.034465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 office:value-type="float" office:value="0.179982">
            <text:p>0.179982</text:p>
          </table:table-cell>
          <table:table-cell office:value-type="float" office:value="0.269534">
            <text:p>0.269534</text:p>
          </table:table-cell>
          <table:table-cell office:value-type="float" office:value="0.408509">
            <text:p>0.408509</text:p>
          </table:table-cell>
          <table:table-cell office:value-type="float" office:value="0.069669">
            <text:p>0.069669</text:p>
          </table:table-cell>
        </table:table-row>
        <table:table-row table:style-name="ro1">
          <table:table-cell office:value-type="float" office:value="67108864">
            <text:p>67108864</text:p>
          </table:table-cell>
          <table:table-cell office:value-type="float" office:value="0.176125">
            <text:p>0.176125</text:p>
          </table:table-cell>
          <table:table-cell office:value-type="float" office:value="0.341195">
            <text:p>0.341195</text:p>
          </table:table-cell>
          <table:table-cell office:value-type="float" office:value="0.872305">
            <text:p>0.872305</text:p>
          </table:table-cell>
          <table:table-cell office:value-type="float" office:value="0.137991">
            <text:p>0.137991</text:p>
          </table:table-cell>
        </table:table-row>
        <table:table-row table:style-name="ro1">
          <table:table-cell office:value-type="float" office:value="134217728">
            <text:p>134217728</text:p>
          </table:table-cell>
          <table:table-cell office:value-type="float" office:value="0.183578">
            <text:p>0.183578</text:p>
          </table:table-cell>
          <table:table-cell office:value-type="float" office:value="0.495535">
            <text:p>0.495535</text:p>
          </table:table-cell>
          <table:table-cell office:value-type="float" office:value="1.809164">
            <text:p>1.809164</text:p>
          </table:table-cell>
          <table:table-cell office:value-type="float" office:value="0.27502">
            <text:p>0.27502</text:p>
          </table:table-cell>
        </table:table-row>
      </table:table>
      <table:table table:name="Intercomp" table:style-name="ta1">
        <table:shapes>
          <draw:frame draw:z-index="0" draw:style-name="gr1" svg:width="8.1189in" svg:height="3.5429in" svg:x="4.5969in" svg:y="0.674in">
            <draw:object draw:notify-on-update-of-ranges="Intercomp.B1:Intercomp.E1 Intercomp.B24:Intercomp.E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2">
          <table:table-cell/>
          <table:table-cell office:value-type="string" calcext:value-type="string">
            <text:p>2 × Xeon E5-2670</text:p>
          </table:table-cell>
          <table:table-cell office:value-type="string" calcext:value-type="string">
            <text:p>Xeon Phi 5110P</text:p>
          </table:table-cell>
          <table:table-cell office:value-type="string" calcext:value-type="string">
            <text:p>Radeon HD7970</text:p>
          </table:table-cell>
          <table:table-cell office:value-type="string" calcext:value-type="string">
            <text:p>Tesla K20X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051424" calcext:value-type="float">
            <text:p>0.051424</text:p>
          </table:table-cell>
          <table:table-cell table:number-columns-repeated="6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056198" calcext:value-type="float">
            <text:p>0.056198</text:p>
          </table:table-cell>
          <table:table-cell table:number-columns-repeated="6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0.05406" calcext:value-type="float">
            <text:p>0.05406</text:p>
          </table:table-cell>
          <table:table-cell table:number-columns-repeated="6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11079" calcext:value-type="float">
            <text:p>0.011079</text:p>
          </table:table-cell>
          <table:table-cell office:value-type="float" office:value="0.056739" calcext:value-type="float">
            <text:p>0.056739</text:p>
          </table:table-cell>
          <table:table-cell office:value-type="float" office:value="0.000495" calcext:value-type="float">
            <text:p>0.000495</text:p>
          </table:table-cell>
          <table:table-cell table:number-columns-repeated="5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14197" calcext:value-type="float">
            <text:p>0.014197</text:p>
          </table:table-cell>
          <table:table-cell office:value-type="float" office:value="0.055953" calcext:value-type="float">
            <text:p>0.055953</text:p>
          </table:table-cell>
          <table:table-cell office:value-type="float" office:value="0.000647" calcext:value-type="float">
            <text:p>0.000647</text:p>
          </table:table-cell>
          <table:table-cell table:number-columns-repeated="5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13022" calcext:value-type="float">
            <text:p>0.013022</text:p>
          </table:table-cell>
          <table:table-cell office:value-type="float" office:value="0.056182" calcext:value-type="float">
            <text:p>0.056182</text:p>
          </table:table-cell>
          <table:table-cell office:value-type="float" office:value="0.000648" calcext:value-type="float">
            <text:p>0.000648</text:p>
          </table:table-cell>
          <table:table-cell table:number-columns-repeated="5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56191" calcext:value-type="float">
            <text:p>0.056191</text:p>
          </table:table-cell>
          <table:table-cell office:value-type="float" office:value="0.000662" calcext:value-type="float">
            <text:p>0.000662</text:p>
          </table:table-cell>
          <table:table-cell table:number-columns-repeated="5"/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4319" calcext:value-type="float">
            <text:p>0.004319</text:p>
          </table:table-cell>
          <table:table-cell office:value-type="float" office:value="0.019851" calcext:value-type="float">
            <text:p>0.019851</text:p>
          </table:table-cell>
          <table:table-cell office:value-type="float" office:value="0.057277" calcext:value-type="float">
            <text:p>0.057277</text:p>
          </table:table-cell>
          <table:table-cell office:value-type="float" office:value="0.000668" calcext:value-type="float">
            <text:p>0.000668</text:p>
          </table:table-cell>
          <table:table-cell table:number-columns-repeated="5"/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0.006402" calcext:value-type="float">
            <text:p>0.006402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57737" calcext:value-type="float">
            <text:p>0.057737</text:p>
          </table:table-cell>
          <table:table-cell office:value-type="float" office:value="0.000692" calcext:value-type="float">
            <text:p>0.000692</text:p>
          </table:table-cell>
          <table:table-cell table:number-columns-repeated="5"/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0.034393" calcext:value-type="float">
            <text:p>0.034393</text:p>
          </table:table-cell>
          <table:table-cell office:value-type="float" office:value="0.054957" calcext:value-type="float">
            <text:p>0.054957</text:p>
          </table:table-cell>
          <table:table-cell office:value-type="float" office:value="0.000802" calcext:value-type="float">
            <text:p>0.000802</text:p>
          </table:table-cell>
          <table:table-cell table:number-columns-repeated="5"/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09739" calcext:value-type="float">
            <text:p>0.009739</text:p>
          </table:table-cell>
          <table:table-cell office:value-type="float" office:value="0.046936" calcext:value-type="float">
            <text:p>0.046936</text:p>
          </table:table-cell>
          <table:table-cell office:value-type="float" office:value="0.060935" calcext:value-type="float">
            <text:p>0.060935</text:p>
          </table:table-cell>
          <table:table-cell office:value-type="float" office:value="0.001142" calcext:value-type="float">
            <text:p>0.001142</text:p>
          </table:table-cell>
          <table:table-cell table:number-columns-repeated="5"/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7961" calcext:value-type="float">
            <text:p>0.007961</text:p>
          </table:table-cell>
          <table:table-cell office:value-type="float" office:value="0.220716" calcext:value-type="float">
            <text:p>0.220716</text:p>
          </table:table-cell>
          <table:table-cell office:value-type="float" office:value="0.064285" calcext:value-type="float">
            <text:p>0.064285</text:p>
          </table:table-cell>
          <table:table-cell office:value-type="float" office:value="0.001618" calcext:value-type="float">
            <text:p>0.001618</text:p>
          </table:table-cell>
          <table:table-cell table:number-columns-repeated="5"/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15927" calcext:value-type="float">
            <text:p>0.015927</text:p>
          </table:table-cell>
          <table:table-cell office:value-type="float" office:value="0.11957" calcext:value-type="float">
            <text:p>0.11957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02101" calcext:value-type="float">
            <text:p>0.002101</text:p>
          </table:table-cell>
          <table:table-cell table:number-columns-repeated="5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14233" calcext:value-type="float">
            <text:p>0.014233</text:p>
          </table:table-cell>
          <table:table-cell office:value-type="float" office:value="0.757528" calcext:value-type="float">
            <text:p>0.757528</text:p>
          </table:table-cell>
          <table:table-cell office:value-type="float" office:value="0.082507" calcext:value-type="float">
            <text:p>0.082507</text:p>
          </table:table-cell>
          <table:table-cell office:value-type="float" office:value="0.003021" calcext:value-type="float">
            <text:p>0.003021</text:p>
          </table:table-cell>
          <table:table-cell table:number-columns-repeated="5"/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024278" calcext:value-type="float">
            <text:p>0.024278</text:p>
          </table:table-cell>
          <table:table-cell office:value-type="float" office:value="0.771536" calcext:value-type="float">
            <text:p>0.771536</text:p>
          </table:table-cell>
          <table:table-cell office:value-type="float" office:value="0.075292" calcext:value-type="float">
            <text:p>0.075292</text:p>
          </table:table-cell>
          <table:table-cell office:value-type="float" office:value="0.004861" calcext:value-type="float">
            <text:p>0.004861</text:p>
          </table:table-cell>
          <table:table-cell table:number-columns-repeated="5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46699" calcext:value-type="float">
            <text:p>0.046699</text:p>
          </table:table-cell>
          <table:table-cell office:value-type="float" office:value="0.880722" calcext:value-type="float">
            <text:p>0.880722</text:p>
          </table:table-cell>
          <table:table-cell office:value-type="float" office:value="0.095092" calcext:value-type="float">
            <text:p>0.095092</text:p>
          </table:table-cell>
          <table:table-cell office:value-type="float" office:value="0.008535" calcext:value-type="float">
            <text:p>0.008535</text:p>
          </table:table-cell>
          <table:table-cell table:number-columns-repeated="5"/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091409" calcext:value-type="float">
            <text:p>0.091409</text:p>
          </table:table-cell>
          <table:table-cell office:value-type="float" office:value="0.832644" calcext:value-type="float">
            <text:p>0.832644</text:p>
          </table:table-cell>
          <table:table-cell office:value-type="float" office:value="0.13422" calcext:value-type="float">
            <text:p>0.13422</text:p>
          </table:table-cell>
          <table:table-cell office:value-type="float" office:value="0.015907" calcext:value-type="float">
            <text:p>0.015907</text:p>
          </table:table-cell>
          <table:table-cell table:number-columns-repeated="5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182397" calcext:value-type="float">
            <text:p>0.182397</text:p>
          </table:table-cell>
          <table:table-cell office:value-type="float" office:value="0.901454" calcext:value-type="float">
            <text:p>0.901454</text:p>
          </table:table-cell>
          <table:table-cell office:value-type="float" office:value="0.223228" calcext:value-type="float">
            <text:p>0.223228</text:p>
          </table:table-cell>
          <table:table-cell office:value-type="float" office:value="0.03038" calcext:value-type="float">
            <text:p>0.03038</text:p>
          </table:table-cell>
          <table:table-cell table:number-columns-repeated="5"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0.365283" calcext:value-type="float">
            <text:p>0.365283</text:p>
          </table:table-cell>
          <table:table-cell office:value-type="float" office:value="1.22749" calcext:value-type="float">
            <text:p>1.22749</text:p>
          </table:table-cell>
          <table:table-cell office:value-type="float" office:value="0.405508" calcext:value-type="float">
            <text:p>0.405508</text:p>
          </table:table-cell>
          <table:table-cell office:value-type="float" office:value="0.059705" calcext:value-type="float">
            <text:p>0.059705</text:p>
          </table:table-cell>
          <table:table-cell table:number-columns-repeated="5"/>
        </table:table-row>
        <table:table-row table:style-name="ro2">
          <table:table-cell office:value-type="float" office:value="67108864" calcext:value-type="float">
            <text:p>67108864</text:p>
          </table:table-cell>
          <table:table-cell office:value-type="float" office:value="0.750296" calcext:value-type="float">
            <text:p>0.750296</text:p>
          </table:table-cell>
          <table:table-cell office:value-type="float" office:value="1.743895" calcext:value-type="float">
            <text:p>1.743895</text:p>
          </table:table-cell>
          <table:table-cell office:value-type="float" office:value="0.773111" calcext:value-type="float">
            <text:p>0.773111</text:p>
          </table:table-cell>
          <table:table-cell office:value-type="float" office:value="0.120765" calcext:value-type="float">
            <text:p>0.120765</text:p>
          </table:table-cell>
          <table:table-cell table:number-columns-repeated="5"/>
        </table:table-row>
        <table:table-row table:style-name="ro2">
          <table:table-cell office:value-type="float" office:value="134217728" calcext:value-type="float">
            <text:p>134217728</text:p>
          </table:table-cell>
          <table:table-cell office:value-type="float" office:value="1.569722" calcext:value-type="float">
            <text:p>1.569722</text:p>
          </table:table-cell>
          <table:table-cell office:value-type="float" office:value="2.648058" calcext:value-type="float">
            <text:p>2.648058</text:p>
          </table:table-cell>
          <table:table-cell office:value-type="float" office:value="1.577498" calcext:value-type="float">
            <text:p>1.577498</text:p>
          </table:table-cell>
          <table:table-cell office:value-type="float" office:value="0.23805" calcext:value-type="float">
            <text:p>0.23805</text:p>
          </table:table-cell>
          <table:table-cell table:number-columns-repeated="5"/>
        </table:table-row>
        <table:table-row table:style-name="ro2">
          <table:table-cell office:value-type="float" office:value="268435456" calcext:value-type="float">
            <text:p>268435456</text:p>
          </table:table-cell>
          <table:table-cell office:value-type="float" office:value="3.218316" calcext:value-type="float">
            <text:p>3.218316</text:p>
          </table:table-cell>
          <table:table-cell office:value-type="float" office:value="4.643546" calcext:value-type="float">
            <text:p>4.643546</text:p>
          </table:table-cell>
          <table:table-cell/>
          <table:table-cell office:value-type="float" office:value="0.473834" calcext:value-type="float">
            <text:p>0.4738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B22]/[.C22]" office:value-type="float" office:value="0.592782333317473" calcext:value-type="float">
            <text:p>0.5927823333</text:p>
          </table:table-cell>
          <table:table-cell table:formula="of:=[.C22]/[.D22]" office:value-type="float" office:value="1.67864428354267" calcext:value-type="float">
            <text:p>1.6786442835</text:p>
          </table:table-cell>
          <table:table-cell table:formula="of:=[.B22]/[.E22]" office:value-type="float" office:value="6.59408527620248" calcext:value-type="float">
            <text:p>6.5940852762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init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ave</text:p>
          </table:table-cell>
          <table:table-cell/>
        </table:table-row>
        <table:table-row table:style-name="ro2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145087" calcext:value-type="float">
            <text:p>0.145087</text:p>
          </table:table-cell>
          <table:table-cell office:value-type="float" office:value="0.051424" calcext:value-type="float">
            <text:p>0.051424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2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113951" calcext:value-type="float">
            <text:p>0.113951</text:p>
          </table:table-cell>
          <table:table-cell office:value-type="float" office:value="0.056198" calcext:value-type="float">
            <text:p>0.056198</text:p>
          </table:table-cell>
          <table:table-cell office:value-type="float" office:value="0.000173" calcext:value-type="float">
            <text:p>0.000173</text:p>
          </table:table-cell>
        </table:table-row>
        <table:table-row table:style-name="ro2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0.11286" calcext:value-type="float">
            <text:p>0.11286</text:p>
          </table:table-cell>
          <table:table-cell office:value-type="float" office:value="0.05406" calcext:value-type="float">
            <text:p>0.05406</text:p>
          </table:table-cell>
          <table:table-cell office:value-type="float" office:value="0.000171" calcext:value-type="float">
            <text:p>0.000171</text:p>
          </table:table-cell>
        </table:table-row>
        <table:table-row table:style-name="ro2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0.112429" calcext:value-type="float">
            <text:p>0.112429</text:p>
          </table:table-cell>
          <table:table-cell office:value-type="float" office:value="0.056739" calcext:value-type="float">
            <text:p>0.056739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2">
          <table:table-cell table:number-columns-repeated="5"/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0.112993" calcext:value-type="float">
            <text:p>0.112993</text:p>
          </table:table-cell>
          <table:table-cell office:value-type="float" office:value="0.055953" calcext:value-type="float">
            <text:p>0.055953</text:p>
          </table:table-cell>
          <table:table-cell office:value-type="float" office:value="0.000169" calcext:value-type="float">
            <text:p>0.000169</text:p>
          </table:table-cell>
        </table:table-row>
        <table:table-row table:style-name="ro2">
          <table:table-cell table:number-columns-repeated="5"/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.113871" calcext:value-type="float">
            <text:p>0.113871</text:p>
          </table:table-cell>
          <table:table-cell office:value-type="float" office:value="0.056182" calcext:value-type="float">
            <text:p>0.056182</text:p>
          </table:table-cell>
          <table:table-cell office:value-type="float" office:value="0.000178" calcext:value-type="float">
            <text:p>0.000178</text:p>
          </table:table-cell>
        </table:table-row>
        <table:table-row table:style-name="ro2">
          <table:table-cell table:number-columns-repeated="5"/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float" office:value="0.114347" calcext:value-type="float">
            <text:p>0.114347</text:p>
          </table:table-cell>
          <table:table-cell office:value-type="float" office:value="0.056191" calcext:value-type="float">
            <text:p>0.056191</text:p>
          </table:table-cell>
          <table:table-cell office:value-type="float" office:value="0.000186" calcext:value-type="float">
            <text:p>0.000186</text:p>
          </table:table-cell>
        </table:table-row>
        <table:table-row table:style-name="ro2"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0.113082" calcext:value-type="float">
            <text:p>0.113082</text:p>
          </table:table-cell>
          <table:table-cell office:value-type="float" office:value="0.057277" calcext:value-type="float">
            <text:p>0.057277</text:p>
          </table:table-cell>
          <table:table-cell office:value-type="float" office:value="0.000208" calcext:value-type="float">
            <text:p>0.000208</text:p>
          </table:table-cell>
        </table:table-row>
        <table:table-row table:style-name="ro2">
          <table:table-cell table:number-columns-repeated="5"/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0.112989" calcext:value-type="float">
            <text:p>0.112989</text:p>
          </table:table-cell>
          <table:table-cell office:value-type="float" office:value="0.057737" calcext:value-type="float">
            <text:p>0.057737</text:p>
          </table:table-cell>
          <table:table-cell office:value-type="float" office:value="0.000246" calcext:value-type="float">
            <text:p>0.000246</text:p>
          </table:table-cell>
        </table:table-row>
        <table:table-row table:style-name="ro2">
          <table:table-cell table:number-columns-repeated="5"/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0.11381" calcext:value-type="float">
            <text:p>0.11381</text:p>
          </table:table-cell>
          <table:table-cell office:value-type="float" office:value="0.054957" calcext:value-type="float">
            <text:p>0.054957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2">
          <table:table-cell table:number-columns-repeated="5"/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0.113293" calcext:value-type="float">
            <text:p>0.113293</text:p>
          </table:table-cell>
          <table:table-cell office:value-type="float" office:value="0.060935" calcext:value-type="float">
            <text:p>0.060935</text:p>
          </table:table-cell>
          <table:table-cell office:value-type="float" office:value="0.000507" calcext:value-type="float">
            <text:p>0.000507</text:p>
          </table:table-cell>
        </table:table-row>
        <table:table-row table:style-name="ro2">
          <table:table-cell table:number-columns-repeated="5"/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0.119617" calcext:value-type="float">
            <text:p>0.119617</text:p>
          </table:table-cell>
          <table:table-cell office:value-type="float" office:value="0.064285" calcext:value-type="float">
            <text:p>0.064285</text:p>
          </table:table-cell>
          <table:table-cell office:value-type="float" office:value="0.000842" calcext:value-type="float">
            <text:p>0.000842</text:p>
          </table:table-cell>
        </table:table-row>
        <table:table-row table:style-name="ro2">
          <table:table-cell table:number-columns-repeated="5"/>
          <table:table-cell office:value-type="float" office:value="524288" calcext:value-type="float">
            <text:p>524288</text:p>
          </table:table-cell>
          <table:table-cell office:value-type="float" office:value="0" calcext:value-type="float">
            <text:p>0</text:p>
          </table:table-cell>
          <table:table-cell office:value-type="float" office:value="0.114289" calcext:value-type="float">
            <text:p>0.114289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0095" calcext:value-type="float">
            <text:p>0.00095</text:p>
          </table:table-cell>
        </table:table-row>
        <table:table-row table:style-name="ro2">
          <table:table-cell table:number-columns-repeated="5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0.115889" calcext:value-type="float">
            <text:p>0.115889</text:p>
          </table:table-cell>
          <table:table-cell office:value-type="float" office:value="0.082507" calcext:value-type="float">
            <text:p>0.082507</text:p>
          </table:table-cell>
          <table:table-cell office:value-type="float" office:value="0.001732" calcext:value-type="float">
            <text:p>0.001732</text:p>
          </table:table-cell>
        </table:table-row>
        <table:table-row table:style-name="ro2">
          <table:table-cell table:number-columns-repeated="5"/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0.115489" calcext:value-type="float">
            <text:p>0.115489</text:p>
          </table:table-cell>
          <table:table-cell office:value-type="float" office:value="0.075292" calcext:value-type="float">
            <text:p>0.075292</text:p>
          </table:table-cell>
          <table:table-cell office:value-type="float" office:value="0.003315" calcext:value-type="float">
            <text:p>0.003315</text:p>
          </table:table-cell>
        </table:table-row>
        <table:table-row table:style-name="ro2">
          <table:table-cell table:number-columns-repeated="5"/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0.122018" calcext:value-type="float">
            <text:p>0.122018</text:p>
          </table:table-cell>
          <table:table-cell office:value-type="float" office:value="0.095092" calcext:value-type="float">
            <text:p>0.095092</text:p>
          </table:table-cell>
          <table:table-cell office:value-type="float" office:value="0.00651" calcext:value-type="float">
            <text:p>0.00651</text:p>
          </table:table-cell>
        </table:table-row>
        <table:table-row table:style-name="ro2">
          <table:table-cell table:number-columns-repeated="5"/>
          <table:table-cell office:value-type="float" office:value="8388608" calcext:value-type="float">
            <text:p>8388608</text:p>
          </table:table-cell>
          <table:table-cell office:value-type="float" office:value="0" calcext:value-type="float">
            <text:p>0</text:p>
          </table:table-cell>
          <table:table-cell office:value-type="float" office:value="0.128686" calcext:value-type="float">
            <text:p>0.128686</text:p>
          </table:table-cell>
          <table:table-cell office:value-type="float" office:value="0.13422" calcext:value-type="float">
            <text:p>0.13422</text:p>
          </table:table-cell>
          <table:table-cell office:value-type="float" office:value="0.01306" calcext:value-type="float">
            <text:p>0.01306</text:p>
          </table:table-cell>
        </table:table-row>
        <table:table-row table:style-name="ro2">
          <table:table-cell table:number-columns-repeated="5"/>
          <table:table-cell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office:value-type="float" office:value="0.141337" calcext:value-type="float">
            <text:p>0.141337</text:p>
          </table:table-cell>
          <table:table-cell office:value-type="float" office:value="0.223228" calcext:value-type="float">
            <text:p>0.223228</text:p>
          </table:table-cell>
          <table:table-cell office:value-type="float" office:value="0.025717" calcext:value-type="float">
            <text:p>0.025717</text:p>
          </table:table-cell>
        </table:table-row>
        <table:table-row table:style-name="ro2">
          <table:table-cell table:number-columns-repeated="5"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0.176053" calcext:value-type="float">
            <text:p>0.176053</text:p>
          </table:table-cell>
          <table:table-cell office:value-type="float" office:value="0.405508" calcext:value-type="float">
            <text:p>0.405508</text:p>
          </table:table-cell>
          <table:table-cell office:value-type="float" office:value="0.051322" calcext:value-type="float">
            <text:p>0.051322</text:p>
          </table:table-cell>
        </table:table-row>
        <table:table-row table:style-name="ro2">
          <table:table-cell table:number-columns-repeated="5"/>
          <table:table-cell office:value-type="float" office:value="67108864" calcext:value-type="float">
            <text:p>67108864</text:p>
          </table:table-cell>
          <table:table-cell office:value-type="float" office:value="0" calcext:value-type="float">
            <text:p>0</text:p>
          </table:table-cell>
          <table:table-cell office:value-type="float" office:value="0.238307" calcext:value-type="float">
            <text:p>0.238307</text:p>
          </table:table-cell>
          <table:table-cell office:value-type="float" office:value="0.773111" calcext:value-type="float">
            <text:p>0.773111</text:p>
          </table:table-cell>
          <table:table-cell office:value-type="float" office:value="0.105994" calcext:value-type="float">
            <text:p>0.105994</text:p>
          </table:table-cell>
        </table:table-row>
        <table:table-row table:style-name="ro2">
          <table:table-cell table:number-columns-repeated="5"/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office:value-type="float" office:value="0.399065" calcext:value-type="float">
            <text:p>0.399065</text:p>
          </table:table-cell>
          <table:table-cell office:value-type="float" office:value="1.577498" calcext:value-type="float">
            <text:p>1.577498</text:p>
          </table:table-cell>
          <table:table-cell office:value-type="float" office:value="0.211454" calcext:value-type="float">
            <text:p>0.211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13:52:45.758761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Mae</meta:initial-creator>
    <meta:creation-date>2014-03-23T03:03:06</meta:creation-date>
    <dc:date>2014-07-01T14:18:05.632723854</dc:date>
    <meta:editing-duration>P2DT4H35M34S</meta:editing-duration>
    <meta:editing-cycles>9</meta:editing-cycles>
    <meta:generator>LibreOffice/4.2.4.2$Linux_X86_64 LibreOffice_project/420m0$Build-2</meta:generator>
    <meta:document-statistic meta:table-count="5" meta:cell-count="60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false"/>
      <style:graphic-properties draw:stroke="none" draw:fill-color="#004586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23cm" svg:height="9cm" xlink:href=".." xlink:type="simple" chart:class="chart:bar" chart:style-name="ch1">
        <chart:plot-area chart:style-name="ch2" table:cell-range-address="Intercomp.B1:Intercomp.E1 Intercomp.B24:Intercomp.E24" chart:data-source-has-labels="row" svg:x="1.62cm" svg:y="0.855cm" svg:width="18.179cm" svg:height="7.545cm">
          <chartooo:coordinate-region svg:x="2.056cm" svg:y="1.054cm" svg:width="17.743cm" svg:height="6.593cm"/>
          <chart:axis chart:dimension="x" chart:name="primary-x" chart:style-name="ch3" chartooo:axis-type="auto">
            <chartooo:date-scale/>
            <chart:categories table:cell-range-address="Intercomp.B1:Intercomp.E1"/>
          </chart:axis>
          <chart:axis chart:dimension="y" chart:name="primary-y" chart:style-name="ch4">
            <chart:title svg:x="0.451cm" svg:y="6.714cm" chart:style-name="ch5">
              <text:p>Time to sort, speedup</text:p>
            </chart:title>
            <chart:grid chart:style-name="ch6" chart:class="major"/>
          </chart:axis>
          <chart:series chart:style-name="ch7" chart:values-cell-range-address="Intercomp.B24:Intercomp.E24" chart:class="chart:bar">
            <chart:data-point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× Xeon E5-2670</text:p>
                <draw:g>
                  <svg:desc>Intercomp.B1:Intercomp.E1</svg:desc>
                </draw:g>
              </table:table-cell>
              <table:table-cell office:value-type="string">
                <text:p>Xeon Phi 5110P</text:p>
              </table:table-cell>
              <table:table-cell office:value-type="string">
                <text:p>Radeon HD7970</text:p>
              </table:table-cell>
              <table:table-cell office:value-type="string">
                <text:p>Tesla K20X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Intercomp.B24:Intercomp.E24</svg:desc>
                </draw:g>
              </table:table-cell>
              <table:table-cell office:value-type="float" office:value="0.592782333317473">
                <text:p>0.592782333317473</text:p>
              </table:table-cell>
              <table:table-cell office:value-type="float" office:value="1.67864428354267">
                <text:p>1.67864428354267</text:p>
              </table:table-cell>
              <table:table-cell office:value-type="float" office:value="6.59408527620248">
                <text:p>6.59408527620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